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style>
    <style:style style:name="T2" style:family="text">
      <style:text-properties fo:font-variant="normal" fo:text-transform="none" fo:color="#000000" style:font-name="arial" fo:font-size="12pt" fo:letter-spacing="normal" fo:font-style="normal" fo:font-weight="normal"/>
    </style:style>
    <style:style style:name="T3" style:family="text">
      <style:text-properties fo:color="#000000"/>
    </style:style>
    <style:style style:name="T4" style:family="text">
      <style:text-properties style:font-name="arial"/>
    </style:style>
    <style:style style:name="T5" style:family="text">
      <style:text-properties fo:font-size="12pt"/>
    </style:style>
    <style:style style:name="T6" style:family="text">
      <style:text-properties fo:letter-spacing="normal"/>
    </style:style>
    <style:style style:name="T7" style:family="text">
      <style:text-properties fo:font-style="normal"/>
    </style:style>
    <style:style style:name="T8"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ndra:</text:p>
      <text:p text:style-name="Standard"/>
      <text:p text:style-name="Standard">Ruim:</text:p>
      <text:p text:style-name="Standard">A usuária tentou ir direto nas setas de navegação pois não entendeu que os elementos que tinhão sido mostrados eram clicáveis, então ela tentou iniciar sua navegação pelas setas achando que os elementos eram apenas um índice.</text:p>
      <text:p text:style-name="Standard"/>
      <text:p text:style-name="Standard">Não está claro como iniciar a navegação, os elementos apresentados não parecem botões.</text:p>
      <text:p text:style-name="Standard"/>
      <text:p text:style-name="Standard">A área de click para expandir o acordium deve se estender a a toda a barra e ícones. Colocar click na seta.</text:p>
      <text:p text:style-name="Standard"/>
      <text:p text:style-name="Standard">Melhorar diferença de seleção entre lista detalhada ou resumida</text:p>
      <text:p text:style-name="Standard"/>
      <text:p text:style-name="Standard">Bom:</text:p>
      <text:p text:style-name="Standard">Para um restaurante, todos os itens descritos na primeira tela foram identificados como suficiente para a usuária solicitar seu pedido.</text:p>
      <text:p text:style-name="Standard"/>
      <text:p text:style-name="Standard">A parte de pagamento ficou boa com as opções de pagamento individual, dividido e total.</text:p>
      <text:p text:style-name="Standard"/>
      <text:p text:style-name="Standard">Marcelo:</text:p>
      <text:p text:style-name="Standard"/>
      <text:p text:style-name="Standard">Ruim:</text:p>
      <text:p text:style-name="Standard">O usuário cancelou o pedido sem perceber por não ver diferença entre os botões entre pedir e cancelar pedido.</text:p>
      <text:p text:style-name="Standard">A indicação de cartões confunde o usuário que já quer escolher seu cartão.</text:p>
      <text:p text:style-name="Standard">Ele sentiu falta da opções pagar em dinheiro ou cheque (pagamento a vista). O sistema informa não informa opções de pagamento que geralmente está no cardápio em papel.</text:p>
      <text:p text:style-name="Standard">Procurar tratar lista com o recursos gráfico de zebra.</text:p>
      <text:p text:style-name="Standard">Não existe indicações na imagem pequena de que ela pode ser visualizada de forma grande</text:p>
      <text:p text:style-name="Standard">Corrigir indicação textual de onde está a lista de produtos.</text:p>
      <text:p text:style-name="Standard">Nos pagamentos totais e de divididas, deve ser identificado que é pagamento total para o fechamento da conta. Opções (Total parcial, total geral e total geral).</text:p>
      <text:p text:style-name="Standard">Na ajuda colocar: escolha do produto e pagamento</text:p>
      <text:p text:style-name="Standard"/>
      <text:p text:style-name="Standard">Bom:</text:p>
      <text:p text:style-name="Standard">Navegou sem problemas no cardápio, usuário curioso clicou em vários lugares por curiosidade</text:p>
      <text:p text:style-name="Standard"/>
      <text:p text:style-name="Standard">Jordano:</text:p>
      <text:p text:style-name="Standard"/>
      <text:p text:style-name="Standard">Ruim</text:p>
      <text:p text:style-name="Standard">Não está claro a navegação até a home, onde todos os produtos são mostrados em botões grandes.</text:p>
      <text:p text:style-name="Standard">Tentar melhorar o texto referente as opções de pagamento (deseja pagar apenas o que pediu? Valor individual* foi a sugestão)</text:p>
      <text:p text:style-name="Standard"/>
      <text:p text:style-name="Standard">Bom</text:p>
      <text:p text:style-name="Standard"/>
      <text:p text:style-name="Standard">Pedro</text:p>
      <text:p text:style-name="Standard"/>
      <text:p text:style-name="Standard"><text:soft-page-break/>Ruim</text:p>
      <text:p text:style-name="Standard">Não tá claro a questão entre as opções de pagamento. Como eu poderia dividir um prato e sair antes de fechar a conta.</text:p>
      <text:p text:style-name="Standard">Verificar possibilidade de colocar uma opção de pagamento livre, podendo ou não selecionar outros elementos.</text:p>
      <text:p text:style-name="Standard"/>
      <text:p text:style-name="Standard">Bom</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esley Rocha</meta:initial-creator>
    <meta:creation-date>2012-08-05T11:14:46</meta:creation-date>
    <dc:date>2012-08-06T14:53:00</dc:date>
    <dc:creator>Wesley Rocha</dc:creator>
    <meta:editing-duration>PT26H52M23S</meta:editing-duration>
    <meta:editing-cycles>2</meta:editing-cycles>
    <meta:generator>BrOffice.org/3.2$Unix OpenOffice.org_project/320m12$Build-9483</meta:generator>
    <meta:document-statistic meta:table-count="0" meta:image-count="0" meta:object-count="0" meta:page-count="2" meta:paragraph-count="31" meta:word-count="344" meta:character-count="2056"/>
  </office:meta>
</office:document-meta>
</file>